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130">
      <style:text-properties fo:font-weight="bold" style:font-weight-asian="bold" style:font-weight-complex="bold"/>
    </style:style>
    <style:style style:name="ce5" style:family="table-cell" style:parent-style-name="Default" style:data-style-name="N10130"/>
    <style:style style:name="ce1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Quelle</text:p>
          </table:table-cell>
          <table:table-cell table:style-name="ce2" office:value-type="string" calcext:value-type="string">
            <text:p>Datum</text:p>
          </table:table-cell>
          <table:table-cell table:style-name="ce4" office:value-type="string" calcext:value-type="string">
            <text:p>Betrag</text:p>
          </table:table-cell>
          <table:table-cell table:style-name="ce1" office:value-type="string" calcext:value-type="string">
            <text:p>Anmerkung</text:p>
          </table:table-cell>
          <table:table-cell table:style-name="ce1"/>
          <table:table-cell table:style-name="ce1" office:value-type="string" calcext:value-type="string">
            <text:p>Kontostan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string" calcext:value-type="string">
            <text:p>31.05.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11" table:formula="of:=SUM([.C2:.C100])" office:value-type="currency" office:currency="EUR" office:value="176.27" calcext:value-type="currency">
            <text:p>176.27 €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string" calcext:value-type="string">
            <text:p>31.05.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mehr Trinkgel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string" calcext:value-type="string">
            <text:p>03.06.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string" calcext:value-type="string">
            <text:p>14.06.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string" calcext:value-type="string">
            <text:p>21.06.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string" calcext:value-type="string">
            <text:p>21.06.24</text:p>
          </table:table-cell>
          <table:table-cell office:value-type="currency" office:currency="EUR" office:value="45" calcext:value-type="currency">
            <text:p>4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string" calcext:value-type="string">
            <text:p>02.07.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21:58:51.187329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4-07-05T00:55:54.748362249</dc:date>
    <meta:editing-duration>PT3H1M8S</meta:editing-duration>
    <meta:editing-cycles>7</meta:editing-cycles>
    <meta:generator>LibreOffice/24.2.4.2$Linux_X86_64 LibreOffice_project/420$Build-2</meta:generator>
    <meta:document-statistic meta:table-count="1" meta:cell-count="28" meta:object-count="0"/>
  </office:meta>
</office:document-meta>
</file>